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paragraph-rsid="002551d4" style:font-weight-asian="bold" style:font-weight-complex="bold"/>
    </style:style>
    <style:style style:name="P12" style:family="paragraph" style:parent-style-name="Text_20_body">
      <style:text-properties fo:color="#2a6099" loext:opacity="100%" fo:font-weight="bold" style:font-weight-asian="bold" style:font-weight-complex="bold"/>
    </style:style>
    <style:style style:name="P13" style:family="paragraph" style:parent-style-name="Text_20_body">
      <style:text-properties officeooo:paragraph-rsid="002551d4"/>
    </style:style>
    <style:style style:name="T1" style:family="text">
      <style:text-properties officeooo:rsid="001f9636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h text:style-name="P1" text:outline-level="1">Crea el frontend de una lista de tareas (To Do List)</text:h>
      <text:p text:style-name="P4"/>
      <text:p text:style-name="Text_20_body"><text:span text:style-name="T1">E</text:span>n nuestra vida debemos tener una organización para poder aprovechar mejor el tiempo. Por este motivo, necesitamos hacer una lista de tareas para llegar de manera óptima a nuestros objetivos</text:p>
      <text:list xml:id="list2677341741" text:style-name="L1">
        <text:list-item>
          <text:p text:style-name="P6">Responsive design</text:p>
        </text:list-item>
        <text:list-item>
          <text:p text:style-name="P6">Git</text:p>
        </text:list-item>
        <text:list-item>
          <text:p text:style-name="P6">Javascript</text:p>
        </text:list-item>
        <text:list-item>
          <text:p text:style-name="P6">SCRUM</text:p>
        </text:list-item>
        <text:list-item>
          <text:p text:style-name="P6">Kanban</text:p>
        </text:list-item>
        <text:list-item>
          <text:p text:style-name="P5">UX/UI</text:p>
        </text:list-item>
      </text:list>
      <text:h text:style-name="P2" text:outline-level="2">Marcos de competencias</text:h>
      <text:list xml:id="list1219511993" text:style-name="L2">
        <text:list-item>
          <text:p text:style-name="P7">Desarrollador web y web móvil</text:p>
        </text:list-item>
      </text:list>
      <text:h text:style-name="P2" text:outline-level="2">Contexto del proyecto</text:h>
      <text:p text:style-name="Text_20_body">Una To Do List es una aplicación simple pero útil que permite a los usuarios organizar y administrar sus tareas diarias. En esta ocasión, nos centraremos únicamente en la parte frontal, que debe presentar una interfaz dinámica donde consultar, insertar, modificar y eliminar registros.</text:p>
      <text:p text:style-name="Text_20_body">REQUISITOS</text:p>
      <text:p text:style-name="P12">++Requisitos funcionales:++</text:p>
      <text:p text:style-name="P11"><text:span text:style-name="T2">Crear tarea:</text:span> Los usuarios PODRÁN agregar nuevas tareas a la lista, proporcionando un título y una descripción. </text:p>
      <text:p text:style-name="P11"><text:span text:style-name="T2">Leer tareas:</text:span> Los usuarios PODRÁN ver todas las tareas existentes en una lista. </text:p>
      <text:p text:style-name="P11"><text:span text:style-name="T2">Marcar tarea como completada:</text:span> Los usuarios PODRÁN marcar una tarea como completada. <text:span text:style-name="T2">Editar tarea:</text:span> Los usuarios PODRÁN editar el título y la descripción de una tarea existente. <text:span text:style-name="T2">Eliminar tarea:</text:span> Los usuarios PODRÁN eliminar una tarea de la lista. </text:p>
      <text:p text:style-name="P11"><text:span text:style-name="T2">Ordenar tareas: </text:span>Los usuarios PODRÁN ordenar las tareas por fecha de creación, fecha de vencimiento, estado, etc.</text:p>
      <text:p text:style-name="P10">El diseño debe cumplir con el criterio Mobile First</text:p>
      <text:p text:style-name="P10">Se DEBERÁ respetar las buenas prácticas que hemos venido trabajando y convenciones de nombres adecuadas.</text:p>
      <text:p text:style-name="Text_20_body">++Extras funcionales:++</text:p>
      <text:p text:style-name="P13"><text:span text:style-name="T2">Filtrar tareas:</text:span> Los usuarios PODRÁN filtrar las tareas por estado (completadas / pendientes). <text:span text:style-name="T2">Comentarios en las tareas</text:span>: Los usuarios PODRÁN agregar comentarios a una tarea específica. <text:span text:style-name="T2">Categorización de tareas:</text:span> Permitir a los usuarios asignar categorías o etiquetas a sus tareas para una mejor organización. </text:p>
      <text:p text:style-name="P13"><text:soft-page-break/><text:span text:style-name="T2">Prioridades de tareas</text:span>: Agregar la capacidad de asignar prioridades a las tareas (alta, media, baja) y ordenarlas en consecuencia. </text:p>
      <text:p text:style-name="P13"><text:span text:style-name="T2">Registro de usuarios:</text:span> Los usuarios PODRÁN registrarse en la aplicación proporcionando un nombre de usuario y una contraseña.</text:p>
      <text:h text:style-name="Heading_20_2" text:outline-level="2">Modalidades pedagógicas</text:h>
      <text:p text:style-name="P12">++Flujo de trabajo:++</text:p>
      <text:p text:style-name="Text_20_body">Se DEBE implementar <text:span text:style-name="T3">gitflow</text:span> Se trabajará de manera individual. Se aplicará <text:span text:style-name="T3">SCRUM</text:span>:</text:p>
      <text:list xml:id="list2309377019" text:style-name="L3">
        <text:list-item>
          <text:p text:style-name="P9">Se deben <text:span text:style-name="T2">definir las historias de usuario</text:span> con sus respectivos requerimientos y criterios de aceptación, </text:p>
        </text:list-item>
        <text:list-item>
          <text:p text:style-name="P9">A través de un tablero kanban, se hará el <text:span text:style-name="T2">seguimiento del progreso de las tareas</text:span>. </text:p>
        </text:list-item>
        <text:list-item>
          <text:p text:style-name="P8">Se dispone de un sprint, 8 días efectivos para completar el trabajo (demo y entrega el 25/08) </text:p>
        </text:list-item>
      </text:list>
      <text:h text:style-name="Heading_20_2" text:outline-level="2">Modalidades de evaluación</text:h>
      <text:p text:style-name="Text_20_body">La Demo será de 10 minutos y se dividirá de la siguiente manera: - 3 minutos para explicar el flujo de trabajo y estado del product backlog - 2 minutos de demostración - 5 minutos de code review. </text:p>
      <text:h text:style-name="Heading_20_2" text:outline-level="2">Entregables</text:h>
      <text:p text:style-name="Text_20_body">- <text:span text:style-name="T2">Readme - GitHub - Link de GitHub pages - Figma - Demo y code review - Tablero</text:span></text:p>
      <text:h text:style-name="Heading_20_2" text:outline-level="2">Criterios de rendimiento</text:h>
      <text:p text:style-name="Text_20_body">- Entrega correcta de archivos en GIT. - Pautas de trabajo generales incorporadas hasta la fecha - Pautas de presentación final de trabajo cumplidas. - Criterios de buenas prácticas trabajadas hasta el momento cumplidos.</text:p>
      <text:p text:style-name="Text_20_body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1:13:08.414931976</meta:creation-date>
    <dc:date>2023-08-23T02:06:20.483706405</dc:date>
    <meta:editing-duration>P3DT14H33M5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472" meta:character-count="2948" meta:non-whitespace-character-count="2514"/>
  </office:meta>
</office:document-meta>
</file>